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entury" svg:font-family="Century" style:font-family-generic="roman" style:font-pitch="variable" svg:panose-1="2 4 6 4 5 5 5 2 3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stem-ui" svg:font-family="system-ui" style:font-family-generic="roman" svg:panose-1="0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見出し2" style:master-page-name="MP0" style:family="paragraph">
      <style:paragraph-properties fo:break-before="page" fo:text-align="center"/>
      <style:text-properties style:font-name="system-ui" style:font-name-asian="system-ui" style:font-name-complex="system-ui" fo:font-weight="bold" style:font-weight-asian="bold" style:font-weight-complex="bold" fo:font-size="24pt" style:font-size-asian="24pt" style:font-size-complex="24pt"/>
    </style:style>
    <style:style style:name="P2" style:parent-style-name="標準" style:family="paragraph">
      <style:text-properties style:font-name="system-ui" style:font-name-asian="system-ui" style:font-name-complex="system-ui" fo:font-weight="bold" style:font-weight-asian="bold" style:font-weight-complex="bold" fo:color="#374151" fo:font-size="16pt" style:font-size-asian="16pt" style:font-size-complex="16pt"/>
    </style:style>
    <style:style style:name="P3" style:parent-style-name="標準" style:family="paragraph">
      <style:text-properties style:font-name="system-ui" style:font-name-asian="system-ui" style:font-name-complex="system-ui" fo:font-weight="bold" style:font-weight-asian="bold" style:font-weight-complex="bold" fo:color="#374151" fo:font-size="16pt" style:font-size-asian="16pt" style:font-size-complex="16pt"/>
    </style:style>
    <style:style style:name="T4" style:parent-style-name="段落フォント" style:family="text">
      <style:text-properties style:font-name="system-ui" style:font-name-asian="system-ui" style:font-name-complex="system-ui" fo:color="#374151" fo:font-size="12pt" style:font-size-asian="12pt" style:font-size-complex="12pt"/>
    </style:style>
    <style:style style:name="P5" style:parent-style-name="標準" style:family="paragraph">
      <style:text-properties style:font-name="system-ui" style:font-name-asian="system-ui" style:font-name-complex="system-ui" fo:font-weight="bold" style:font-weight-asian="bold" style:font-weight-complex="bold" fo:color="#374151" fo:font-size="12pt" style:font-size-asian="12pt" style:font-size-complex="12pt"/>
    </style:style>
    <style:style style:name="P6" style:parent-style-name="標準" style:family="paragraph">
      <style:text-properties style:font-name="system-ui" style:font-name-asian="system-ui" style:font-name-complex="system-ui" fo:font-weight="bold" style:font-weight-asian="bold" style:font-weight-complex="bold" fo:color="#374151" fo:font-size="16pt" style:font-size-asian="16pt" style:font-size-complex="16pt"/>
    </style:style>
    <style:style style:name="P7" style:parent-style-name="リスト段落" style:family="paragraph">
      <style:paragraph-properties fo:margin-left="0.2916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8" style:parent-style-name="リスト段落" style:family="paragraph">
      <style:paragraph-properties fo:margin-left="0.2916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9" style:parent-style-name="リスト段落" style:family="paragraph">
      <style:paragraph-properties fo:margin-left="0.2916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10" style:parent-style-name="リスト段落" style:family="paragraph">
      <style:paragraph-properties fo:margin-left="0.2916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11" style:parent-style-name="リスト段落" style:family="paragraph">
      <style:paragraph-properties fo:margin-left="0.2916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12" style:parent-style-name="標準" style:family="paragraph">
      <style:text-properties style:font-name="system-ui" style:font-name-asian="system-ui" style:font-name-complex="system-ui" fo:color="#374151" fo:font-size="12pt" style:font-size-asian="12pt" style:font-size-complex="12pt"/>
    </style:style>
    <style:style style:name="P13" style:parent-style-name="標準" style:family="paragraph">
      <style:text-properties style:font-name="system-ui" style:font-name-asian="system-ui" style:font-name-complex="system-ui" fo:font-weight="bold" style:font-weight-asian="bold" style:font-weight-complex="bold" fo:color="#374151" fo:font-size="16pt" style:font-size-asian="16pt" style:font-size-complex="16pt"/>
    </style:style>
    <style:style style:name="P14" style:parent-style-name="リスト段落" style:family="paragraph">
      <style:paragraph-properties fo:margin-left="0.2916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15" style:parent-style-name="リスト段落" style:family="paragraph">
      <style:paragraph-properties fo:margin-left="0.2916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16" style:parent-style-name="リスト段落" style:family="paragraph">
      <style:paragraph-properties fo:margin-left="0.2916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17" style:parent-style-name="リスト段落" style:family="paragraph">
      <style:paragraph-properties fo:margin-left="0.2916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18" style:parent-style-name="標準" style:family="paragraph">
      <style:text-properties style:font-name="system-ui" style:font-name-asian="system-ui" style:font-name-complex="system-ui" fo:color="#374151" fo:font-size="12pt" style:font-size-asian="12pt" style:font-size-complex="12pt"/>
    </style:style>
    <style:style style:name="P19" style:parent-style-name="標準" style:family="paragraph">
      <style:text-properties style:font-name="system-ui" style:font-name-asian="system-ui" style:font-name-complex="system-ui" fo:font-weight="bold" style:font-weight-asian="bold" style:font-weight-complex="bold" fo:color="#374151" fo:font-size="16pt" style:font-size-asian="16pt" style:font-size-complex="16pt"/>
    </style:style>
    <style:style style:name="P20" style:parent-style-name="リスト段落" style:family="paragraph">
      <style:paragraph-properties fo:margin-left="0.2916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21" style:parent-style-name="リスト段落" style:family="paragraph">
      <style:paragraph-properties fo:margin-left="0.2916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22" style:parent-style-name="標準" style:family="paragraph">
      <style:text-properties style:font-name="system-ui" style:font-name-asian="system-ui" style:font-name-complex="system-ui" fo:color="#374151" fo:font-size="12pt" style:font-size-asian="12pt" style:font-size-complex="12pt"/>
    </style:style>
    <style:style style:name="P23" style:parent-style-name="標準" style:family="paragraph">
      <style:text-properties style:font-name="system-ui" style:font-name-asian="system-ui" style:font-name-complex="system-ui" fo:font-weight="bold" style:font-weight-asian="bold" style:font-weight-complex="bold" fo:color="#374151" fo:font-size="16pt" style:font-size-asian="16pt" style:font-size-complex="16pt"/>
    </style:style>
    <style:style style:name="P24" style:parent-style-name="リスト段落" style:family="paragraph">
      <style:paragraph-properties fo:margin-left="0.2916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25" style:parent-style-name="標準" style:family="paragraph">
      <style:text-properties style:font-name="system-ui" style:font-name-asian="system-ui" style:font-name-complex="system-ui" fo:color="#374151" fo:font-size="12pt" style:font-size-asian="12pt" style:font-size-complex="12pt"/>
    </style:style>
    <style:style style:name="P26" style:parent-style-name="標準" style:family="paragraph">
      <style:text-properties style:font-name="system-ui" style:font-name-asian="system-ui" style:font-name-complex="system-ui" fo:font-weight="bold" style:font-weight-asian="bold" style:font-weight-complex="bold" fo:color="#374151" fo:font-size="16pt" style:font-size-asian="16pt" style:font-size-complex="16pt"/>
    </style:style>
    <style:style style:name="P27" style:parent-style-name="リスト段落" style:family="paragraph">
      <style:paragraph-properties fo:margin-left="0.2916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28" style:parent-style-name="標準" style:family="paragraph">
      <style:text-properties style:font-name="system-ui" style:font-name-asian="system-ui" style:font-name-complex="system-ui" fo:font-weight="bold" style:font-weight-asian="bold" style:font-weight-complex="bold" fo:color="#374151" fo:font-size="12pt" style:font-size-asian="12pt" style:font-size-complex="12pt"/>
    </style:style>
    <style:style style:name="T29" style:parent-style-name="段落フォント" style:family="text">
      <style:text-properties style:font-name="system-ui" style:font-name-asian="system-ui" style:font-name-complex="system-ui" fo:font-weight="bold" style:font-weight-asian="bold" style:font-weight-complex="bold" fo:color="#374151" fo:font-size="16pt" style:font-size-asian="16pt" style:font-size-complex="16pt"/>
    </style:style>
    <style:style style:name="P30" style:parent-style-name="リスト段落" style:family="paragraph">
      <style:paragraph-properties fo:margin-left="0.2916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31" style:parent-style-name="標準" style:family="paragraph">
      <style:text-properties style:font-name="system-ui" style:font-name-asian="system-ui" style:font-name-complex="system-ui" fo:color="#374151" fo:font-size="12pt" style:font-size-asian="12pt" style:font-size-complex="12pt"/>
    </style:style>
    <style:style style:name="P32" style:parent-style-name="標準" style:family="paragraph">
      <style:text-properties style:font-name="system-ui" style:font-name-asian="system-ui" style:font-name-complex="system-ui" fo:font-weight="bold" style:font-weight-asian="bold" style:font-weight-complex="bold" fo:color="#374151" fo:font-size="16pt" style:font-size-asian="16pt" style:font-size-complex="16pt"/>
    </style:style>
    <style:style style:name="P33" style:parent-style-name="標準" style:family="paragraph">
      <style:text-properties style:font-name="system-ui" style:font-name-asian="system-ui" style:font-name-complex="system-ui" fo:font-weight="bold" style:font-weight-asian="bold" style:font-weight-complex="bold" fo:color="#374151" fo:font-size="16pt" style:font-size-asian="16pt" style:font-size-complex="16pt"/>
    </style:style>
    <style:style style:name="P34" style:parent-style-name="標準" style:family="paragraph">
      <style:text-properties style:font-name="system-ui" style:font-name-asian="system-ui" style:font-name-complex="system-ui" fo:font-weight="bold" style:font-weight-asian="bold" style:font-weight-complex="bold" fo:color="#374151" fo:font-size="16pt" style:font-size-asian="16pt" style:font-size-complex="16pt"/>
    </style:style>
    <style:style style:name="P35" style:parent-style-name="リスト段落" style:family="paragraph">
      <style:paragraph-properties fo:margin-left="0.2916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36" style:parent-style-name="標準" style:family="paragraph">
      <style:text-properties style:font-name="system-ui" style:font-name-asian="system-ui" style:font-name-complex="system-ui" fo:color="#374151" fo:font-size="12pt" style:font-size-asian="12pt" style:font-size-complex="12pt"/>
    </style:style>
    <style:style style:name="P37" style:parent-style-name="標準" style:family="paragraph">
      <style:text-properties style:font-name="system-ui" style:font-name-asian="system-ui" style:font-name-complex="system-ui" fo:font-weight="bold" style:font-weight-asian="bold" style:font-weight-complex="bold" fo:color="#374151" fo:font-size="16pt" style:font-size-asian="16pt" style:font-size-complex="16pt"/>
    </style:style>
    <style:style style:name="P38" style:parent-style-name="リスト段落" style:family="paragraph">
      <style:paragraph-properties fo:margin-left="0.2916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  <style:style style:name="P39" style:parent-style-name="標準" style:family="paragraph">
      <style:text-properties style:font-name="system-ui" style:font-name-asian="system-ui" style:font-name-complex="system-ui" fo:color="#374151" fo:font-size="12pt" style:font-size-asian="12pt" style:font-size-complex="12pt"/>
    </style:style>
    <style:style style:name="P40" style:parent-style-name="標準" style:family="paragraph">
      <style:text-properties style:font-name="system-ui" style:font-name-asian="system-ui" style:font-name-complex="system-ui" fo:font-weight="bold" style:font-weight-asian="bold" style:font-weight-complex="bold" fo:color="#374151" fo:font-size="16pt" style:font-size-asian="16pt" style:font-size-complex="16pt"/>
    </style:style>
    <style:style style:name="P41" style:parent-style-name="リスト段落" style:family="paragraph">
      <style:paragraph-properties fo:margin-left="0.2916in">
        <style:tab-stops/>
      </style:paragraph-properties>
      <style:text-properties style:font-name="system-ui" style:font-name-asian="system-ui" style:font-name-complex="system-ui" fo:color="#374151" fo:font-size="12pt" style:font-size-asian="12pt" style:font-size-complex="12pt"/>
    </style:style>
  </office:automatic-styles>
  <office:body>
    <office:text text:use-soft-page-breaks="true">
      <text:h text:style-name="P1" text:outline-level="2">画像投稿サイト 要件定義書</text:h>
      <text:p text:style-name="P2"/>
      <text:p text:style-name="P3">1. 導入と背景</text:p>
      <text:p text:style-name="標準"><text:span text:style-name="T4">このウェブサイトは、ユーザーが画像を投稿し、他のユーザーと共有できるプラットフォームです。コメントと評価機能を通じて、ユーザー同士のコミュニケーションを促進します。</text:span></text:p>
      <text:p text:style-name="P5"/>
      <text:p text:style-name="P6">2. 概要</text:p>
      <text:list text:style-name="LFO1" text:continue-numbering="true">
        <text:list-item>
          <text:p text:style-name="P7">ユーザーはアカウントを作成してログインできる。</text:p>
        </text:list-item>
        <text:list-item>
          <text:p text:style-name="P8">ユーザーは画像をアップロードでき、アップロード時に画像のタイトルと説明を追加できる。</text:p>
        </text:list-item>
        <text:list-item>
          <text:p text:style-name="P9">他のユーザーは画像にコメントを投稿できる。</text:p>
        </text:list-item>
        <text:list-item>
          <text:p text:style-name="P10">ユーザーは画像に対して1評価を行うことができる。</text:p>
        </text:list-item>
        <text:list-item>
          <text:p text:style-name="P11">ユーザーはログインした状態でのみ画像の投稿、コメント、評価が可能。</text:p>
        </text:list-item>
      </text:list>
      <text:p text:style-name="P12"/>
      <text:p text:style-name="P13">3.ユーザー要件</text:p>
      <text:list text:style-name="LFO1" text:continue-numbering="true">
        <text:list-item>
          <text:p text:style-name="P14">ユーザーはアカウントを作成し、ログインすることで画像の投稿、コメント、評価が可能。</text:p>
        </text:list-item>
        <text:list-item>
          <text:p text:style-name="P15">ユーザーはアップロードする画像にタイトルと説明を付けることができる。</text:p>
        </text:list-item>
        <text:list-item>
          <text:p text:style-name="P16">ユーザーは他のユーザーの画像にコメントを投稿できる。</text:p>
        </text:list-item>
        <text:list-item>
          <text:p text:style-name="P17">ユーザーは画像に1段階評価を行い、平均評価が表示される。</text:p>
        </text:list-item>
      </text:list>
      <text:p text:style-name="P18"/>
      <text:p text:style-name="P19">4.管理</text:p>
      <text:list text:style-name="LFO1" text:continue-numbering="true">
        <text:list-item>
          <text:p text:style-name="P20">管理者は不適切な画像、コメント、評価を削除する権限を持つ。</text:p>
        </text:list-item>
        <text:list-item>
          <text:p text:style-name="P21">管理者はユーザーアカウントを管理し、必要に応じて制限をかけることができる。</text:p>
        </text:list-item>
      </text:list>
      <text:p text:style-name="P22"/>
      <text:p text:style-name="P23">5.ユーザーインターフェース</text:p>
      <text:list text:style-name="LFO1" text:continue-numbering="true">
        <text:list-item>
          <text:p text:style-name="P24">ユーザー登録画面、ログイン画面、画像一覧表示、個別画像詳細ページ、コメント入力フォーム、評価UIなどのデザイン要件。</text:p>
        </text:list-item>
      </text:list>
      <text:p text:style-name="P25"/>
      <text:p text:style-name="P26">6.セキュリティ</text:p>
      <text:list text:style-name="LFO1" text:continue-numbering="true">
        <text:list-item>
          <text:p text:style-name="P27">パスワードのハッシュ化、CSRF対策、XSS対策、画像のバリデーションなどのセキュリティ実装。</text:p>
        </text:list-item>
      </text:list>
      <text:p text:style-name="P28"/>
      <text:p text:style-name="標準"><text:span text:style-name="T29">7. データベースとストレージ</text:span></text:p>
      <text:list text:style-name="LFO1" text:continue-numbering="true">
        <text:list-item>
          <text:p text:style-name="P30">ユーザー情報、画像データ、コメント、評価などを保存するためのデータベースとストレージの設計。</text:p>
        </text:list-item>
      </text:list>
      <text:p text:style-name="P31"/>
      <text:p text:style-name="P32"/>
      <text:p text:style-name="P33"/>
      <text:p text:style-name="P34">8.テスト</text:p>
      <text:list text:style-name="LFO1" text:continue-numbering="true">
        <text:list-item>
          <text:p text:style-name="P35">画像のアップロード、コメント投稿、評価、ログインなどの各機能に対するテスト計画。</text:p>
        </text:list-item>
      </text:list>
      <text:p text:style-name="P36"/>
      <text:p text:style-name="P37">9.プロジェクトスケジュール</text:p>
      <text:list text:style-name="LFO1" text:continue-numbering="true">
        <text:list-item>
          <text:p text:style-name="P38">要件定義、開発、テスト、デプロイなどのスケジュールを設定。</text:p>
        </text:list-item>
      </text:list>
      <text:p text:style-name="P39"/>
      <text:p text:style-name="P40">10.参考文献</text:p>
      <text:list text:style-name="LFO1" text:continue-numbering="true">
        <text:list-item>
          <text:p text:style-name="P41">デザインガイドライン、セキュリティベストプラクティス、関連する技術文書などの参考資料。</text:p>
        </text:list-item>
      </text:list>
      <text:p text:style-name="標準"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entury" svg:font-family="Century" style:font-family-generic="roman" style:font-pitch="variable" svg:panose-1="2 4 6 4 5 5 5 2 3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stem-ui" svg:font-family="system-ui" style:font-family-generic="roman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833in"/>
      <style:text-properties style:font-name="Century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.5pt" style:font-size-asian="10.5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見出し1" style:display-name="見出し 1" style:family="paragraph" style:parent-style-name="標準" style:next-style-name="標準" style:default-outline-level="1">
      <style:paragraph-properties fo:keep-with-next="always"/>
      <style:text-properties style:font-name="Arial" style:font-name-asian="MS Gothic" style:font-name-complex="Times New Roman" fo:font-size="12pt" style:font-size-asian="12pt" style:font-size-complex="12pt" fo:hyphenate="false"/>
    </style:style>
    <style:style style:name="見出し2" style:display-name="見出し 2" style:family="paragraph" style:parent-style-name="標準" style:next-style-name="標準" style:default-outline-level="2">
      <style:paragraph-properties fo:keep-with-next="always"/>
      <style:text-properties style:font-name="Arial" style:font-name-asian="MS Gothic" style:font-name-complex="Times New Roman" fo:hyphenate="false"/>
    </style:style>
    <style:style style:name="標準" style:display-name="標準" style:family="paragraph">
      <style:paragraph-properties fo:widows="0" fo:orphans="0" fo:text-align="justify"/>
      <style:text-properties fo:hyphenate="false"/>
    </style:style>
    <style:style style:name="段落フォント" style:display-name="段落フォント" style:family="text"/>
    <style:style style:name="見出し1文字" style:display-name="見出し 1 (文字)" style:family="text" style:parent-style-name="段落フォント">
      <style:text-properties style:font-name="Arial" style:font-name-asian="MS Gothic" style:font-name-complex="Times New Roman" fo:font-size="12pt" style:font-size-asian="12pt" style:font-size-complex="12pt"/>
    </style:style>
    <style:style style:name="見出し2文字" style:display-name="見出し 2 (文字)" style:family="text" style:parent-style-name="段落フォント">
      <style:text-properties style:font-name="Arial" style:font-name-asian="MS Gothic" style:font-name-complex="Times New Roman"/>
    </style:style>
    <style:style style:name="リスト段落" style:display-name="リスト段落" style:family="paragraph" style:parent-style-name="標準">
      <style:paragraph-properties fo:margin-left="0.5833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加賀真 煉</meta:initial-creator>
    <dc:creator>加賀真 煉</dc:creator>
    <meta:creation-date>2023-08-18T07:13:00Z</meta:creation-date>
    <dc:date>2023-08-18T07:13:00Z</dc:date>
    <meta:template xlink:href="Normal.dotm" xlink:type="simple"/>
    <meta:editing-cycles>1</meta:editing-cycles>
    <meta:editing-duration>PT0S</meta:editing-duration>
    <meta:document-statistic meta:page-count="1" meta:paragraph-count="1" meta:word-count="123" meta:character-count="826" meta:row-count="5" meta:non-whitespace-character-count="704"/>
  </office:meta>
</office:document-meta>
</file>